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  <style:text-properties fo:font-weight="bold" officeooo:rsid="00049e6d" officeooo:paragraph-rsid="00049e6d" style:font-weight-asian="bold" style:font-weight-complex="bold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officeooo:rsid="00017291" officeooo:paragraph-rsid="00017291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rsid="00017291" officeooo:paragraph-rsid="00017291"/>
    </style:style>
    <style:style style:name="P7" style:family="paragraph" style:parent-style-name="Standard">
      <style:text-properties officeooo:rsid="00047197" officeooo:paragraph-rsid="00047197"/>
    </style:style>
    <style:style style:name="P8" style:family="paragraph" style:parent-style-name="Standard">
      <style:text-properties fo:font-weight="bold" officeooo:rsid="00049e6d" officeooo:paragraph-rsid="00049e6d" style:font-weight-asian="bold" style:font-weight-complex="bold"/>
    </style:style>
    <style:style style:name="P9" style:family="paragraph" style:parent-style-name="Standard">
      <style:text-properties officeooo:rsid="00049e6d" officeooo:paragraph-rsid="00049e6d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thub.com/bbelandr/TitanicMachineLearning" text:style-name="Internet_20_link" text:visited-style-name="Visited_20_Internet_20_Link">https://github.com/bbelandr/TitanicMachineLearning</text:a></text:p>
      <text:p text:style-name="P2">Task 1 in HW1.ipynb</text:p>
      <text:p text:style-name="P2">Task 2 in notebook4d115bf43c.ipynb and manual.py</text:p>
      <text:p text:style-name="P2">Task 3 in here</text:p>
      <text:p text:style-name="P1"/>
      <text:list text:style-name="L1">
        <text:list-item>
          <text:p text:style-name="P3">Provide a justification for your design and experimental decisions.</text:p>
          <text:p text:style-name="P4">In both of my models, I removed most columns except for Pclass, Age, SibSp, Parch, and Sex. I believed that these features would be the most important for determining if someone died or not. </text:p>
          <text:p text:style-name="P4">Sex was one-hot encoded because it is categorical data.</text:p>
          <text:p text:style-name="P4">The rest were normalized to make the log loss model work better with the features.</text:p>
        </text:list-item>
        <text:list-item>
          <text:p text:style-name="P3">Report validation accuracy on SKLearn and From Scratch models. Is the accuracy the same? Can you provide any insights on model performance?</text:p>
          <text:p text:style-name="P4">SKLearn gave me 75.4% accuracy, and my personal model apparently was 0% accuracy.</text:p>
          <text:p text:style-name="P4">I believe that my personal model performed so poorly because of the way that I submitted my data? I’m not entirely sure why it literally has a 0% score. I spent so long trying to get this to work that I’m just going to submit what I have.<text:line-break/>I would like to know what I did wrong? The code I have written may not be the best organized code in existence.</text:p>
        </text:list-item>
        <text:list-item>
          <text:p text:style-name="P5">Submit to the competition your best performing model. What was your final test score and ranking?</text:p>
          <text:p text:style-name="P6">My SKLearn model achieved a score of 75.4%. That puts me at 11,385<text:span text:style-name="T1">th</text:span> place.</text:p>
        </text:list-item>
      </text:list>
      <text:p text:style-name="P7">I beg for your mercy in regards to the late policy; I am submitting this around 50 minutes after 12:00 AM after a full day of work</text:p>
      <text:p text:style-name="P7"/>
      <text:p text:style-name="P8">Task 3</text:p>
      <text:p text:style-name="P7">1. Describe how the course's content, so far, has satisfied your expectations and learning goals for Machine Learning. What should the instructor team continue, start, or stop doing?</text:p>
      <text:p text:style-name="P9">I would like for the course to have more clicker questions during lectures. I also would like to see more code involved if we are to use libraries like SKLearn.</text:p>
      <text:p text:style-name="Standard">2. What was the most difficult part of this homework and why?</text:p>
      <text:p text:style-name="P9">The most difficult part was creating a model from scratch. I basically took an extra day and I still have a barely functional model held together by duct tape. It was very frustrating to put everything togeth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00:44:40.886858100</meta:creation-date>
    <dc:date>2025-09-20T01:09:52.357583200</dc:date>
    <meta:editing-duration>PT20M30S</meta:editing-duration>
    <meta:editing-cycles>4</meta:editing-cycles>
    <meta:generator>LibreOffice/25.2.5.2$Windows_X86_64 LibreOffice_project/03d19516eb2e1dd5d4ccd751a0d6f35f35e08022</meta:generator>
    <meta:print-date>2025-09-20T00:58:31.590285700</meta:print-date>
    <meta:printed-by>PDF files</meta:printed-by>
    <meta:document-statistic meta:table-count="0" meta:image-count="0" meta:object-count="0" meta:page-count="1" meta:paragraph-count="19" meta:word-count="357" meta:character-count="2024" meta:non-whitespace-character-count="1688"/>
  </office:meta>
</office:document-meta>
</file>